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text-properties fo:font-size="20pt" style:font-size-asian="20pt" style:font-size-complex="20pt"/>
    </style:style>
    <style:style style:name="P2" style:parent-style-name="Título1" style:family="paragraph">
      <style:text-properties fo:font-size="20pt" style:font-size-asian="20pt" style:font-size-complex="20pt"/>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Párrafodelista" style:family="paragraph"/>
    <style:style style:name="P6" style:parent-style-name="Párrafodelista" style:family="paragraph"/>
    <style:style style:name="T7" style:parent-style-name="Fuentedepárrafopredeter." style:family="text">
      <style:text-properties fo:font-style="italic" style:font-style-asian="italic" style:font-style-complex="italic"/>
    </style:style>
    <style:style style:name="T8" style:parent-style-name="Fuentedepárrafopredeter." style:family="text">
      <style:text-properties fo:font-style="italic" style:font-style-asian="italic" style:font-style-complex="italic"/>
    </style:style>
    <style:style style:name="P9" style:parent-style-name="Párrafodelista" style:family="paragraph"/>
    <style:style style:name="P10" style:parent-style-name="Párrafodelista" style:family="paragraph"/>
    <style:style style:name="P11" style:parent-style-name="Párrafodelista" style:family="paragraph"/>
    <style:style style:name="P12" style:parent-style-name="Título1" style:family="paragraph">
      <style:text-properties fo:font-size="20pt" style:font-size-asian="20pt" style:font-size-complex="20pt"/>
    </style:style>
    <style:style style:name="P13" style:parent-style-name="Párrafodelista" style:family="paragraph"/>
    <style:style style:name="P14" style:parent-style-name="Párrafodelista" style:family="paragraph"/>
    <style:style style:name="P15" style:parent-style-name="Párrafodelista" style:family="paragraph"/>
    <style:style style:name="P16" style:parent-style-name="Párrafodelista" style:family="paragraph"/>
    <style:style style:name="P17" style:parent-style-name="Párrafodelista" style:family="paragraph"/>
    <style:style style:name="P18" style:parent-style-name="Párrafodelista" style:family="paragraph"/>
  </office:automatic-styles>
  <office:body>
    <office:text text:use-soft-page-breaks="true">
      <text:h text:style-name="P1" text:outline-level="1">Practica 1</text:h>
      <text:p text:style-name="Normal">Pablo Chantada Saborido(<text:a xlink:href="mailto:pablo.chantada@udc.es" office:target-frame-name="_top" xlink:show="replace"><text:span text:style-name="Hipervínculo">pablo.chantada@udc.es</text:span></text:a>)</text:p>
      <text:p text:style-name="Normal">Pablo Verdes Sánchez(p.verdess@udc.es)</text:p>
      <text:h text:style-name="P2" text:outline-level="1">Manual de Usuario</text:h>
      <text:h text:style-name="Título2" text:outline-level="2">DEPENDENCIAS</text:h>
      <text:p text:style-name="Normal">Para ejecutar el código fuente es necesario tener instalado la librería<text:s/><text:span text:style-name="T3">Pandas<text:s/></text:span>y una versión de<text:s/><text:span text:style-name="T4">Python 3.10</text:span><text:s/>o superior, para instalar la librería se puede utilizar en el siguiente comando en la consola:</text:p>
      <text:p text:style-name="Normal">pip install pandas</text:p>
      <text:h text:style-name="Título2" text:outline-level="2">EJECUCIÓN</text:h>
      <text:list text:style-name="LFO1" text:continue-numbering="true">
        <text:list-item>
          <text:p text:style-name="P5">Descomprimir el archivo zip</text:p>
        </text:list-item>
        <text:list-item>
          <text:p text:style-name="P6">Ejecutar el archivo main.py, para ello abrimos una consola de comandos y escribimos: python main.py archivo_a_utilizar.txt</text:p>
        </text:list-item>
      </text:list>
      <text:p text:style-name="Normal">Para esta práctica, con los archivos proporcionados podemos ejecutar:</text:p>
      <text:p text:style-name="Normal">python main.py battle0.txt<text:s/><text:span text:style-name="T7">(archive corto)</text:span></text:p>
      <text:p text:style-name="Normal">python main.py battle1.txt<text:s/><text:span text:style-name="T8">(archivo largo)</text:span></text:p>
      <text:h text:style-name="Título2" text:outline-level="2">RESULTADOS</text:h>
      <text:p text:style-name="Normal">Por en pantalla (consola de comandos) se mostrará las peleas entre los Pokémons y al final las estadísticas:</text:p>
      <text:list text:style-name="LFO2" text:continue-numbering="true">
        <text:list-item>
          <text:p text:style-name="P9">Individuales</text:p>
        </text:list-item>
        <text:list-item>
          <text:p text:style-name="P10">Por tipo</text:p>
        </text:list-item>
        <text:list-item>
          <text:p text:style-name="P11">Tipo vs Tipo</text:p>
        </text:list-item>
      </text:list>
      <text:h text:style-name="P12" text:outline-level="1">Memoria</text:h>
      <text:p text:style-name="Normal">Para la creación de las estadísticas creamos una clase llamada BattleStats, que permite: almacenar los datos de las batallas y calcular la media y desviación estándar de las mismas. Además, el archivo main.py<text:s/>está<text:s/>dividido en varias funciones para una implementación<text:s/>más<text:s/>sencilla, manejable y sostenible:</text:p>
      <text:list text:style-name="LFO3" text:continue-numbering="true">
        <text:list-item>
          <text:p text:style-name="P13">special_attacks (attacker, defender): realiza un ataque especial<text:s/>según<text:s/>el<text:s/>tipo<text:s/>de pokemon; wáter_attack, fire_attack o grass_attack</text:p>
        </text:list-item>
        <text:list-item>
          <text:p text:style-name="P14">normal_attacks (attacker, defender): realiza un ataque<text:s/>básico<text:s/>común<text:s/>a todos los pokemons</text:p>
        </text:list-item>
        <text:list-item>
          <text:p text:style-name="P15">determine_attacker_defender (p1, p2): selecciona que<text:s/>Pokémons<text:s/>es el atacante según su agilidad</text:p>
        </text:list-item>
        <text:list-item>
          <text:p text:style-name="P16">perform_round (attacker, defender, round_counter): realiza una ronda con el atacante pegando primero, en rondas impares se usan ataques especiales</text:p>
        </text:list-item>
        <text:list-item>
          <text:p text:style-name="P17">fight (p1, p2): realiza una pelea entre dos<text:s/>Pokémons<text:s/>mientras ambos estén vivos, los resultados se muestran por pantalla</text:p>
        </text:list-item>
        <text:list-item>
          <text:p text:style-name="P18">main (): lee el archivo de texto y realiza la batalla entre los entrenadores; durante el proceso se muestra por pantalla (consola) la evolución de la batalla. Al final, cuando a uno de los<text:s/>entrenadores<text:s/>no le quedan<text:s/>Pokémons, se termina el programa</text:p>
        </text:list-item>
      </text:list>
      <text:p text:style-name="Normal"/>
      <text:h text:style-name="Título2" text:outline-level="2">1º Semana</text:h>
      <text:p text:style-name="Normal">Análisis del código y creación de “esqueletos” de clases como Pokémon, Trainer, etc. Además, conseguimos superar todos los test del archivo unit_test_pokemon.py<text:s/></text:p>
      <text:h text:style-name="Título2" text:outline-level="2">2º Semana</text:h>
      <text:p text:style-name="Normal">Pulir las clases creadas y generar las batallas correctamente en el archivo main.py</text:p>
      <text:h text:style-name="Título2" text:outline-level="2">3º Semana</text:h>
      <text:p text:style-name="Normal">Creación de las estadísticas y documentación del código, tanto mejorar<text:s/>comentarios en línea como generación de Docstrings</text:p>
      <text:h text:style-name="Título2" text:outline-level="2">4º Semana</text:h>
      <text:p text:style-name="Normal">Creación de la memoria<text:s/>y arreglos en el cálculo de las estadísticas, exactamente en el cálculo de la curación ya que interpretamos que, si el Pokémon no perdió vida, es decir, su vida actual es igual a su vida máxima; al realizar la curación esta “no se realiza” (cura 0 puntos de vida al Pokém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blo Chantada</meta:initial-creator>
    <dc:creator>Pablo Chantada</dc:creator>
    <meta:creation-date>2024-03-06T11:54:00Z</meta:creation-date>
    <dc:date>2024-03-08T13:24:00Z</dc:date>
    <meta:template xlink:href="Normal.dotm" xlink:type="simple"/>
    <meta:editing-cycles>2</meta:editing-cycles>
    <meta:editing-duration>PT24600S</meta:editing-duration>
    <meta:document-statistic meta:page-count="2" meta:paragraph-count="5" meta:word-count="418" meta:character-count="2717" meta:row-count="19" meta:non-whitespace-character-count="2304"/>
  </office:meta>
</office:document-meta>
</file>